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45cm"/>
    </style:style>
    <style:style style:name="co9" style:family="table-column">
      <style:table-column-properties fo:break-before="auto" style:column-width="4.195cm"/>
    </style:style>
    <style:style style:name="co10" style:family="table-column">
      <style:table-column-properties fo:break-before="auto" style:column-width="2.536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2.0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WenQuanYi Micro Hei" style:font-weight-asian="bold" style:font-name-complex="Lohit Hindi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/>
      <table:table table:name="not indexed" table:style-name="ta1">
        <table:shapes>
          <draw:frame draw:z-index="0" draw:style-name="gr1" svg:width="12.174cm" svg:height="7.854cm" svg:x="15.301cm" svg:y="0.527cm">
            <draw:object draw:notify-on-update-of-ranges="'not indexed'.A2:'not indexed'.A6 'not indexed'.C2:'not indexed'.C2 'not indexed'.C3:'not indexed'.C6 'not indexed'.D10:'not indexed'.D10 'not indexed'.D3:'not indexed'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174cm" svg:height="7.854cm" svg:x="15.538cm" svg:y="9.084cm">
            <draw:object draw:notify-on-update-of-ranges="'not indexed'.A2:'not indexed'.A6 'not indexed'.C2:'not indexed'.C2 'not indexed'.C11:'not indexed'.C14 'not indexed'.D10:'not indexed'.D10 'not indexed'.D11:'not indexed'.D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2.174cm" svg:height="7.854cm" svg:x="15.56cm" svg:y="17.716cm">
            <draw:object draw:notify-on-update-of-ranges="'not indexed'.A2:'not indexed'.A6 'not indexed'.C2:'not indexed'.C2 'not indexed'.C19:'not indexed'.C22 'not indexed'.D18:'not indexed'.D18 'not indexed'.D19:'not indexed'.D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objects</text:p>
          </table:table-cell>
          <table:table-cell table:style-name="ce1" office:value-type="string">
            <text:p>Most User Mentione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4861">
            <text:p>15904861</text:p>
          </table:table-cell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4861">
            <text:p>15904861</text:p>
          </table:table-cell>
          <table:table-cell office:value-type="float" office:value="61.166935">
            <text:p>61.166935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04861">
            <text:p>15904861</text:p>
          </table:table-cell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04861">
            <text:p>15904861</text:p>
          </table:table-cell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4.613335">
            <text:p>54.613335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.27413">
            <text:p>74.27413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896">
            <text:p>72.089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896">
            <text:p>72.089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.351467">
            <text:p>63.3514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ost Shared UR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7.476267">
            <text:p>17.4762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7.476267">
            <text:p>17.476267</text:p>
          </table:table-cell>
          <table:table-cell table:number-columns-repeated="3"/>
        </table:table-row>
      </table:table>
      <table:table table:name="indexed" table:style-name="ta1">
        <table:shapes>
          <draw:frame draw:z-index="0" draw:style-name="gr1" svg:width="12.174cm" svg:height="7.854cm" svg:x="15.301cm" svg:y="0.527cm">
            <draw:object draw:notify-on-update-of-ranges="indexed.A2:indexed.A6 indexed.C2:indexed.C2 indexed.C3:indexed.C6 indexed.D10:indexed.D10 indexed.D3:indexed.D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2.174cm" svg:height="7.854cm" svg:x="15.538cm" svg:y="9.084cm">
            <draw:object draw:notify-on-update-of-ranges="indexed.A2:indexed.A6 indexed.C2:indexed.C2 indexed.C11:indexed.C14 indexed.D10:indexed.D10 indexed.D11:indexed.D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2.174cm" svg:height="7.854cm" svg:x="15.661cm" svg:y="17.716cm">
            <draw:object draw:notify-on-update-of-ranges="indexed.A2:indexed.A6 indexed.C2:indexed.C2 indexed.C19:indexed.C22 indexed.D18:indexed.D18 indexed.D19:indexed.D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objects</text:p>
          </table:table-cell>
          <table:table-cell table:style-name="ce1" office:value-type="string">
            <text:p>Most User Mentione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5.536">
            <text:p>65.53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8.9824">
            <text:p>58.9824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.27413">
            <text:p>74.27413</text:p>
          </table:table-cell>
          <table:table-cell office:value-type="float" office:value="21.845333">
            <text:p>21.84533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.6432">
            <text:p>78.6432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896">
            <text:p>72.089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.27413">
            <text:p>74.27413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.90507">
            <text:p>69.9050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.7504">
            <text:p>91.7504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ost Shared UR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17.476267">
            <text:p>17.4762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952534">
            <text:p>34.952534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137066">
            <text:p>37.13706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</table:table>
      <table:table table:name="summary" table:style-name="ta1">
        <table:shapes>
          <draw:frame draw:z-index="0" draw:style-name="gr1" svg:width="12.676cm" svg:height="8.437cm" svg:x="11.332cm" svg:y="0.879cm">
            <draw:object draw:notify-on-update-of-ranges="summary.A1:summary.A1 summary.A2:summary.A4 summary.B1:summary.B1 summary.B2:summary.B4 summary.C1:summary.C1 summary.C2:summary.C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/>
          <table:table-cell table:style-name="ce1" office:value-type="string">
            <text:p>Aggregate Framework</text:p>
          </table:table-cell>
          <table:table-cell table:style-name="ce1" office:value-type="string">
            <text:p>Map Reduce</text:p>
          </table:table-cell>
        </table:table-row>
        <table:table-row table:style-name="ro1">
          <table:table-cell office:value-type="string">
            <text:p>Most User Mentioned</text:p>
          </table:table-cell>
          <table:table-cell table:style-name="ce3" table:formula="of:=MEDIAN([indexed.D3:.D7])" office:value-type="float" office:value="19.6608">
            <text:p>19.6608</text:p>
          </table:table-cell>
          <table:table-cell table:formula="of:=MEDIAN([indexed.C3:.C7])" office:value-type="float" office:value="58.9824">
            <text:p>58.9824</text:p>
          </table:table-cell>
        </table:table-row>
        <table:table-row table:style-name="ro1">
          <table:table-cell office:value-type="string">
            <text:p>Most Hashed-Tags</text:p>
          </table:table-cell>
          <table:table-cell table:style-name="ce3" table:formula="of:=MEDIAN([indexed.D11:.D15])" office:value-type="float" office:value="19.6608">
            <text:p>19.6608</text:p>
          </table:table-cell>
          <table:table-cell table:formula="of:=MEDIAN([indexed.C11:.C15])" office:value-type="float" office:value="74.27413">
            <text:p>74.27413</text:p>
          </table:table-cell>
        </table:table-row>
        <table:table-row table:style-name="ro1">
          <table:table-cell office:value-type="string">
            <text:p>Most Shared-URLs</text:p>
          </table:table-cell>
          <table:table-cell table:style-name="ce3" table:formula="of:=MEDIAN([indexed.D19:.D23])" office:value-type="float" office:value="19.6608">
            <text:p>19.6608</text:p>
          </table:table-cell>
          <table:table-cell table:formula="of:=MEDIAN([indexed.C19:.C23])" office:value-type="float" office:value="32.768">
            <text:p>32.768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ingle Node vs Replica Set" table:style-name="ta1">
        <table:shapes>
          <draw:frame draw:z-index="0" draw:style-name="gr1" svg:width="12.579cm" svg:height="8.11cm" svg:x="10.956cm" svg:y="9.842cm">
            <draw:object draw:notify-on-update-of-ranges="'Single Node vs Replica Set'.B3:'Single Node vs Replica Set'.B3 'Single Node vs Replica Set'.B4:'Single Node vs Replica Set'.B6 'Single Node vs Replica Set'.A1:'Single Node vs Replica Set'.A1 'Single Node vs Replica Set'.C4:'Single Node vs Replica Set'.C6 'Single Node vs Replica Set'.A9:'Single Node vs Replica Set'.A9 'Single Node vs Replica Set'.C11:'Single Node vs Replica Set'.C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2.676cm" svg:height="8.437cm" svg:x="10.904cm" svg:y="0.804cm">
            <draw:object draw:notify-on-update-of-ranges="summary.A2:summary.A4 summary.B1:summary.B1 summary.B2:summary.B4 summary.C1:summary.C1 summary.C2:summary.C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Single Nod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ggregate Framework</text:p>
          </table:table-cell>
          <table:table-cell/>
        </table:table-row>
        <table:table-row table:style-name="ro1">
          <table:table-cell/>
          <table:table-cell/>
          <table:table-cell table:style-name="ce1" office:value-type="string">
            <text:p>HDD</text:p>
          </table:table-cell>
        </table:table-row>
        <table:table-row table:style-name="ro1">
          <table:table-cell/>
          <table:table-cell table:style-name="ce1" office:value-type="string">
            <text:p>User Mentioned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/>
          <table:table-cell table:style-name="ce1" office:value-type="string">
            <text:p>Hashed-Tags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/>
          <table:table-cell table:style-name="ce1" office:value-type="string">
            <text:p>Shared URLs</text:p>
          </table:table-cell>
          <table:table-cell office:value-type="float" office:value="15.291734">
            <text:p>15.29173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Replica Set</text:p>
          </table:table-cell>
          <table:table-cell table:style-name="ce1" office:value-type="string">
            <text:p>Aggregate Framework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HDD</text:p>
          </table:table-cell>
        </table:table-row>
        <table:table-row table:style-name="ro1">
          <table:table-cell/>
          <table:table-cell table:style-name="ce1" office:value-type="string">
            <text:p>Most User Mentioned</text:p>
          </table:table-cell>
          <table:table-cell table:formula="of:=MEDIAN([indexed.D3:.D7])" office:value-type="float" office:value="19.6608">
            <text:p>19.6608</text:p>
          </table:table-cell>
        </table:table-row>
        <table:table-row table:style-name="ro1">
          <table:table-cell/>
          <table:table-cell table:style-name="ce1" office:value-type="string">
            <text:p>Most Hashed-Tags</text:p>
          </table:table-cell>
          <table:table-cell table:formula="of:=MEDIAN([indexed.D11:.D15])" office:value-type="float" office:value="19.6608">
            <text:p>19.6608</text:p>
          </table:table-cell>
        </table:table-row>
        <table:table-row table:style-name="ro1">
          <table:table-cell/>
          <table:table-cell table:style-name="ce1" office:value-type="string">
            <text:p>Most Shared URLs</text:p>
          </table:table-cell>
          <table:table-cell table:formula="of:=MEDIAN([indexed.D19:.D23])" office:value-type="float" office:value="19.6608">
            <text:p>19.6608</text:p>
          </table:table-cell>
        </table:table-row>
        <table:table-row table:style-name="ro2">
          <table:table-cell table:number-columns-repeated="3"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7T15:53:02</dc:date>
    <meta:generator>LibreOffice/3.5$Linux_X86_64 LibreOffice_project/350m1$Build-2</meta:generator>
    <meta:editing-duration>PT2M51S</meta:editing-duration>
    <meta:editing-cycles>3</meta:editing-cycles>
    <meta:document-statistic meta:table-count="4" meta:cell-count="12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314cm" svg:y="0.3cm" chart:style-name="ch2">
          <text:p>Most User Mentioned Aggregate Test</text:p>
        </chart:title>
        <chart:legend svg:x="7.593cm" svg:y="1.078cm" style:legend-expansion="custom" chartooo:width="3.935cm" chartooo:height="0.996cm" style:legend-expansion-aspect-ratio="3.95080321285141" chart:style-name="ch3"/>
        <chart:plot-area chart:style-name="ch4" table:cell-range-address="'not indexed'.A2:'not indexed'.A6 'not indexed'.C2:'not indexed'.C6 'not indexed'.D10:'not indexed'.D10 'not indexed'.D3:'not indexed'.D6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'not indexed'.A2:'not indexed'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'not indexed'.C3:'not indexed'.C6" chart:label-cell-address="'not indexed'.C2:'not indexed'.C2" chart:class="chart:bar">
            <chart:data-point chart:repeated="4"/>
          </chart:series>
          <chart:series chart:style-name="ch10" chart:values-cell-range-address="'not indexed'.D3:'not indexed'.D6" chart:label-cell-address="'not indexed'.D10:'not indexed'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'not indexed'.C2:'not indexed'.C2</svg:desc>
                </draw:g>
              </table:table-cell>
              <table:table-cell office:value-type="string">
                <text:p>Aggregate Framework</text:p>
                <draw:g>
                  <svg:desc>'not indexed'.D10:'not indexed'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ot indexed'.A2:'not indexed'.A6</svg:desc>
                </draw:g>
              </table:table-cell>
              <table:table-cell office:value-type="float" office:value="61.166935">
                <text:p>61.166935</text:p>
                <draw:g>
                  <svg:desc>'not indexed'.C3:'not indexed'.C6</svg:desc>
                </draw:g>
              </table:table-cell>
              <table:table-cell office:value-type="float" office:value="19.6608">
                <text:p>19.6608</text:p>
                <draw:g>
                  <svg:desc>'not indexed'.D3:'not indexed'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.613335">
                <text:p>54.613335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696cm" svg:y="0.293cm" chart:style-name="ch2">
          <text:p>Most Hashed-Tags Aggregate Test</text:p>
        </chart:title>
        <chart:legend svg:x="7.518cm" svg:y="0.997cm" style:legend-expansion="custom" chartooo:width="4.162cm" chartooo:height="0.942cm" style:legend-expansion-aspect-ratio="4.41825902335456" chart:style-name="ch3"/>
        <chart:plot-area chart:style-name="ch4" table:cell-range-address="'not indexed'.A2:'not indexed'.A6 'not indexed'.C2:'not indexed'.C2 'not indexed'.C11:'not indexed'.D14 'not indexed'.D10:'not indexed'.D10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'not indexed'.A2:'not indexed'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'not indexed'.C11:'not indexed'.C14" chart:label-cell-address="'not indexed'.C2:'not indexed'.C2" chart:class="chart:bar">
            <chart:data-point chart:repeated="4"/>
          </chart:series>
          <chart:series chart:style-name="ch10" chart:values-cell-range-address="'not indexed'.D11:'not indexed'.D14" chart:label-cell-address="'not indexed'.D10:'not indexed'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'not indexed'.C2:'not indexed'.C2</svg:desc>
                </draw:g>
              </table:table-cell>
              <table:table-cell office:value-type="string">
                <text:p>Aggregate Framework</text:p>
                <draw:g>
                  <svg:desc>'not indexed'.D10:'not indexed'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ot indexed'.A2:'not indexed'.A6</svg:desc>
                </draw:g>
              </table:table-cell>
              <table:table-cell office:value-type="float" office:value="74.27413">
                <text:p>74.27413</text:p>
                <draw:g>
                  <svg:desc>'not indexed'.C11:'not indexed'.C14</svg:desc>
                </draw:g>
              </table:table-cell>
              <table:table-cell office:value-type="float" office:value="19.6608">
                <text:p>19.6608</text:p>
                <draw:g>
                  <svg:desc>'not indexed'.D11:'not indexed'.D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.0896">
                <text:p>72.0896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2.0896">
                <text:p>72.0896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3.351467">
                <text:p>63.351467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458cm" svg:y="0.293cm" chart:style-name="ch2">
          <text:p>Most User Mentioned Aggregate Test</text:p>
        </chart:title>
        <chart:legend svg:x="7.674cm" svg:y="1.064cm" style:legend-expansion="custom" chartooo:width="4.044cm" chartooo:height="0.996cm" style:legend-expansion-aspect-ratio="4.06024096385542" chart:style-name="ch3"/>
        <chart:plot-area chart:style-name="ch4" table:cell-range-address="'not indexed'.A2:'not indexed'.A6 'not indexed'.C2:'not indexed'.C2 'not indexed'.C19:'not indexed'.D22 'not indexed'.D18:'not indexed'.D18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'not indexed'.A2:'not indexed'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'not indexed'.C19:'not indexed'.C22" chart:label-cell-address="'not indexed'.C2:'not indexed'.C2" chart:class="chart:bar">
            <chart:data-point chart:repeated="4"/>
          </chart:series>
          <chart:series chart:style-name="ch10" chart:values-cell-range-address="'not indexed'.D19:'not indexed'.D22" chart:label-cell-address="'not indexed'.D18:'not indexed'.D1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'not indexed'.C2:'not indexed'.C2</svg:desc>
                </draw:g>
              </table:table-cell>
              <table:table-cell office:value-type="string">
                <text:p>Aggregate Framework</text:p>
                <draw:g>
                  <svg:desc>'not indexed'.D18:'not indexed'.D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ot indexed'.A2:'not indexed'.A6</svg:desc>
                </draw:g>
              </table:table-cell>
              <table:table-cell office:value-type="float" office:value="32.768">
                <text:p>32.768</text:p>
                <draw:g>
                  <svg:desc>'not indexed'.C19:'not indexed'.C22</svg:desc>
                </draw:g>
              </table:table-cell>
              <table:table-cell office:value-type="float" office:value="19.6608">
                <text:p>19.6608</text:p>
                <draw:g>
                  <svg:desc>'not indexed'.D19:'not indexed'.D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7.476267">
                <text:p>17.4762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7.476267">
                <text:p>17.4762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314cm" svg:y="0.301cm" chart:style-name="ch2">
          <text:p>Most User Mentioned Aggregate Test</text:p>
        </chart:title>
        <chart:legend svg:x="7.593cm" svg:y="1.078cm" style:legend-expansion="custom" chartooo:width="3.935cm" chartooo:height="0.996cm" style:legend-expansion-aspect-ratio="3.95080321285141" chart:style-name="ch3"/>
        <chart:plot-area chart:style-name="ch4" table:cell-range-address="indexed.A2:indexed.A6 indexed.C2:indexed.C6 indexed.D10:indexed.D10 indexed.D3:indexed.D6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indexed.A2:indexed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indexed.C3:indexed.C6" chart:label-cell-address="indexed.C2:indexed.C2" chart:class="chart:bar">
            <chart:data-point chart:repeated="4"/>
          </chart:series>
          <chart:series chart:style-name="ch10" chart:values-cell-range-address="indexed.D3:indexed.D6" chart:label-cell-address="indexed.D10:indexed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indexed.C2:indexed.C2</svg:desc>
                </draw:g>
              </table:table-cell>
              <table:table-cell office:value-type="string">
                <text:p>Aggregate Framework</text:p>
                <draw:g>
                  <svg:desc>indexed.D10:indexed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dexed.A2:indexed.A6</svg:desc>
                </draw:g>
              </table:table-cell>
              <table:table-cell office:value-type="float" office:value="65.536">
                <text:p>65.536</text:p>
                <draw:g>
                  <svg:desc>indexed.C3:indexed.C6</svg:desc>
                </draw:g>
              </table:table-cell>
              <table:table-cell office:value-type="float" office:value="19.6608">
                <text:p>19.6608</text:p>
                <draw:g>
                  <svg:desc>indexed.D3:indexed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9824">
                <text:p>58.9824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696cm" svg:y="0.293cm" chart:style-name="ch2">
          <text:p>Most Hashed-Tags Aggregate Test</text:p>
        </chart:title>
        <chart:legend svg:x="7.518cm" svg:y="0.997cm" style:legend-expansion="custom" chartooo:width="4.162cm" chartooo:height="0.942cm" style:legend-expansion-aspect-ratio="4.41825902335456" chart:style-name="ch3"/>
        <chart:plot-area chart:style-name="ch4" table:cell-range-address="indexed.A2:indexed.A6 indexed.C2:indexed.C2 indexed.C11:indexed.D14 indexed.D10:indexed.D10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indexed.A2:indexed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indexed.C11:indexed.C14" chart:label-cell-address="indexed.C2:indexed.C2" chart:class="chart:bar">
            <chart:data-point chart:repeated="4"/>
          </chart:series>
          <chart:series chart:style-name="ch10" chart:values-cell-range-address="indexed.D11:indexed.D14" chart:label-cell-address="indexed.D10:indexed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indexed.C2:indexed.C2</svg:desc>
                </draw:g>
              </table:table-cell>
              <table:table-cell office:value-type="string">
                <text:p>Aggregate Framework</text:p>
                <draw:g>
                  <svg:desc>indexed.D10:indexed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dexed.A2:indexed.A6</svg:desc>
                </draw:g>
              </table:table-cell>
              <table:table-cell office:value-type="float" office:value="78.6432">
                <text:p>78.6432</text:p>
                <draw:g>
                  <svg:desc>indexed.C11:indexed.C14</svg:desc>
                </draw:g>
              </table:table-cell>
              <table:table-cell office:value-type="float" office:value="19.6608">
                <text:p>19.6608</text:p>
                <draw:g>
                  <svg:desc>indexed.D11:indexed.D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.0896">
                <text:p>72.0896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4.27413">
                <text:p>74.27413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.90507">
                <text:p>69.90507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458cm" svg:y="0.293cm" chart:style-name="ch2">
          <text:p>Most User Mentioned Aggregate Test</text:p>
        </chart:title>
        <chart:legend svg:x="7.674cm" svg:y="1.064cm" style:legend-expansion="custom" chartooo:width="4.044cm" chartooo:height="0.996cm" style:legend-expansion-aspect-ratio="4.06024096385542" chart:style-name="ch3"/>
        <chart:plot-area chart:style-name="ch4" table:cell-range-address="indexed.A2:indexed.A6 indexed.C2:indexed.C2 indexed.C19:indexed.D22 indexed.D18:indexed.D18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indexed.A2:indexed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indexed.C19:indexed.C22" chart:label-cell-address="indexed.C2:indexed.C2" chart:class="chart:bar">
            <chart:data-point chart:repeated="4"/>
          </chart:series>
          <chart:series chart:style-name="ch10" chart:values-cell-range-address="indexed.D19:indexed.D22" chart:label-cell-address="indexed.D18:indexed.D1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indexed.C2:indexed.C2</svg:desc>
                </draw:g>
              </table:table-cell>
              <table:table-cell office:value-type="string">
                <text:p>Aggregate Framework</text:p>
                <draw:g>
                  <svg:desc>indexed.D18:indexed.D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dexed.A2:indexed.A6</svg:desc>
                </draw:g>
              </table:table-cell>
              <table:table-cell office:value-type="float" office:value="30.583467">
                <text:p>30.583467</text:p>
                <draw:g>
                  <svg:desc>indexed.C19:indexed.C22</svg:desc>
                </draw:g>
              </table:table-cell>
              <table:table-cell office:value-type="float" office:value="17.476267">
                <text:p>17.476267</text:p>
                <draw:g>
                  <svg:desc>indexed.D19:indexed.D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.952534">
                <text:p>34.952534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8cm" svg:height="8.111cm" xlink:href=".." xlink:type="simple" chart:class="chart:bar" chart:style-name="ch1">
        <chart:title svg:x="2.145cm" svg:y="0.298cm" chart:style-name="ch2">
          <text:p>Single Node vs Replica Set in Aggregation</text:p>
        </chart:title>
        <chart:legend svg:x="8.238cm" svg:y="1.053cm" style:legend-expansion="custom" chartooo:width="2.861cm" chartooo:height="0.987cm" style:legend-expansion-aspect-ratio="2.89868287740628" chart:style-name="ch3"/>
        <chart:plot-area chart:style-name="ch4" table:cell-range-address="'Single Node vs Replica Set'.B3:'Single Node vs Replica Set'.B6 'Single Node vs Replica Set'.A1:'Single Node vs Replica Set'.A1 'Single Node vs Replica Set'.C4:'Single Node vs Replica Set'.C6 'Single Node vs Replica Set'.A9:'Single Node vs Replica Set'.A9 'Single Node vs Replica Set'.C11:'Single Node vs Replica Set'.C13" chart:data-source-has-labels="both" svg:x="0.929cm" svg:y="0.862cm" svg:width="10.758cm" svg:height="6.88cm">
          <chartooo:coordinate-region svg:x="1.55cm" svg:y="1.061cm" svg:width="10.137cm" svg:height="6.034cm"/>
          <chart:axis chart:dimension="x" chart:name="primary-x" chart:style-name="ch5" chartooo:axis-type="auto">
            <chartooo:date-scale/>
            <chart:title svg:x="4.994cm" svg:y="7.551cm" chart:style-name="ch6">
              <text:p>Aggregation Type</text:p>
            </chart:title>
            <chart:categories table:cell-range-address="'Single Node vs Replica Set'.B4:'Single Node vs Replica Set'.B6"/>
          </chart:axis>
          <chart:axis chart:dimension="y" chart:name="primary-y" chart:style-name="ch7">
            <chart:title svg:x="0.118cm" svg:y="5.471cm" chart:style-name="ch8">
              <text:p>Time (minutes)</text:p>
            </chart:title>
          </chart:axis>
          <chart:series chart:style-name="ch9" chart:values-cell-range-address="'Single Node vs Replica Set'.C4:'Single Node vs Replica Set'.C6" chart:label-cell-address="'Single Node vs Replica Set'.A1:'Single Node vs Replica Set'.A1" chart:class="chart:bar">
            <chart:data-point chart:repeated="3"/>
          </chart:series>
          <chart:series chart:style-name="ch10" chart:values-cell-range-address="'Single Node vs Replica Set'.C11:'Single Node vs Replica Set'.C13" chart:label-cell-address="'Single Node vs Replica Set'.A9:'Single Node vs Replica Set'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Node</text:p>
                <draw:g>
                  <svg:desc>'Single Node vs Replica Set'.A1:'Single Node vs Replica Set'.A1</svg:desc>
                </draw:g>
              </table:table-cell>
              <table:table-cell office:value-type="string">
                <text:p>Replica Set</text:p>
                <draw:g>
                  <svg:desc>'Single Node vs Replica Set'.A9:'Single Node vs Replica Set'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er Mentioned</text:p>
                <draw:g>
                  <svg:desc>'Single Node vs Replica Set'.B4:'Single Node vs Replica Set'.B6</svg:desc>
                </draw:g>
              </table:table-cell>
              <table:table-cell office:value-type="float" office:value="15.291734">
                <text:p>15.291734</text:p>
                <draw:g>
                  <svg:desc>'Single Node vs Replica Set'.C4:'Single Node vs Replica Set'.C6</svg:desc>
                </draw:g>
              </table:table-cell>
              <table:table-cell office:value-type="float" office:value="19.6608">
                <text:p>19.6608</text:p>
                <draw:g>
                  <svg:desc>'Single Node vs Replica Set'.C11:'Single Node vs Replica Set'.C13</svg:desc>
                </draw:g>
              </table:table-cell>
            </table:table-row>
            <table:table-row>
              <table:table-cell office:value-type="string">
                <text:p>Hashed-Tags</text:p>
              </table:table-cell>
              <table:table-cell office:value-type="float" office:value="15.291734">
                <text:p>15.291734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string">
                <text:p>Shared URLs</text:p>
              </table:table-cell>
              <table:table-cell office:value-type="float" office:value="15.291734">
                <text:p>15.291734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77cm" svg:height="8.438cm" xlink:href=".." xlink:type="simple" chart:class="chart:bar" chart:style-name="ch1">
        <chart:title svg:x="2.564cm" svg:y="0.304cm" chart:style-name="ch2">
          <text:p>Map-Reduce vs Aggregate Framework</text:p>
        </chart:title>
        <chart:legend svg:x="8.112cm" svg:y="1.53cm" style:legend-expansion="custom" chartooo:width="4.321cm" chartooo:height="0.934cm" style:legend-expansion-aspect-ratio="4.62633832976445" chart:style-name="ch3"/>
        <chart:plot-area chart:style-name="ch4" table:cell-range-address="summary.A1:summary.C4" chart:data-source-has-labels="both" svg:x="0.924cm" svg:y="1.518cm" svg:width="10.661cm" svg:height="5.891cm">
          <chartooo:coordinate-region svg:x="1.545cm" svg:y="1.717cm" svg:width="10.04cm" svg:height="5.045cm"/>
          <chart:axis chart:dimension="x" chart:name="primary-x" chart:style-name="ch5" chartooo:axis-type="auto">
            <chartooo:date-scale/>
            <chart:title svg:x="4.94cm" svg:y="7.577cm" chart:style-name="ch6">
              <text:p>Aggregation Type</text:p>
            </chart:title>
            <chart:categories table:cell-range-address="summary.A2:summary.A4"/>
          </chart:axis>
          <chart:axis chart:dimension="y" chart:name="primary-y" chart:style-name="ch7">
            <chart:title svg:x="0.111cm" svg:y="5.632cm" chart:style-name="ch8">
              <text:p>Time (minutes)</text:p>
            </chart:title>
          </chart:axis>
          <chart:series chart:style-name="ch9" chart:values-cell-range-address="summary.B2:summary.B4" chart:label-cell-address="summary.B1:summary.B1" chart:class="chart:bar">
            <chart:data-point chart:repeated="3"/>
          </chart:series>
          <chart:series chart:style-name="ch10" chart:values-cell-range-address="summary.C2:summary.C4" chart:label-cell-address="summary.C1:summary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gate Framework</text:p>
                <draw:g>
                  <svg:desc>summary.B1:summary.B1</svg:desc>
                </draw:g>
              </table:table-cell>
              <table:table-cell office:value-type="string">
                <text:p>Map Reduce</text:p>
                <draw:g>
                  <svg:desc>summary.C1:summa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ummary.A2:summary.A4</svg:desc>
                </draw:g>
              </table:table-cell>
              <table:table-cell office:value-type="float" office:value="19.6608">
                <text:p>19.6608</text:p>
                <draw:g>
                  <svg:desc>summary.B2:summary.B4</svg:desc>
                </draw:g>
              </table:table-cell>
              <table:table-cell office:value-type="float" office:value="58.9824">
                <text:p>58.9824</text:p>
                <draw:g>
                  <svg:desc>summary.C2:summary.C4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19.6608">
                <text:p>19.6608</text:p>
              </table:table-cell>
              <table:table-cell office:value-type="float" office:value="74.27413">
                <text:p>74.27413</text:p>
              </table:table-cell>
            </table:table-row>
            <table:table-row>
              <table:table-cell office:value-type="string">
                <text:p>Most Shared-URLs</text:p>
              </table:table-cell>
              <table:table-cell office:value-type="float" office:value="19.6608">
                <text:p>19.6608</text:p>
              </table:table-cell>
              <table:table-cell office:value-type="float" office:value="32.768">
                <text:p>32.7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77cm" svg:height="8.438cm" xlink:href=".." xlink:type="simple" chart:class="chart:bar" chart:style-name="ch1">
        <chart:title svg:x="2.564cm" svg:y="0.304cm" chart:style-name="ch2">
          <text:p>Map-Reduce vs Aggregate Framework</text:p>
        </chart:title>
        <chart:legend svg:x="8.112cm" svg:y="1.53cm" style:legend-expansion="custom" chartooo:width="4.321cm" chartooo:height="0.934cm" style:legend-expansion-aspect-ratio="4.62633832976445" chart:style-name="ch3"/>
        <chart:plot-area chart:style-name="ch4" table:cell-range-address="summary.A1:summary.C4" chart:data-source-has-labels="both" svg:x="0.924cm" svg:y="1.518cm" svg:width="10.661cm" svg:height="5.891cm">
          <chartooo:coordinate-region svg:x="1.545cm" svg:y="1.717cm" svg:width="10.04cm" svg:height="5.045cm"/>
          <chart:axis chart:dimension="x" chart:name="primary-x" chart:style-name="ch5" chartooo:axis-type="auto">
            <chartooo:date-scale/>
            <chart:title svg:x="4.94cm" svg:y="7.577cm" chart:style-name="ch6">
              <text:p>Aggregation Type</text:p>
            </chart:title>
            <chart:categories table:cell-range-address="summary.A2:summary.A4"/>
          </chart:axis>
          <chart:axis chart:dimension="y" chart:name="primary-y" chart:style-name="ch7">
            <chart:title svg:x="0.111cm" svg:y="5.632cm" chart:style-name="ch8">
              <text:p>Time (minutes)</text:p>
            </chart:title>
          </chart:axis>
          <chart:series chart:style-name="ch9" chart:values-cell-range-address="summary.B2:summary.B4" chart:label-cell-address="summary.B1:summary.B1" chart:class="chart:bar">
            <chart:data-point chart:repeated="3"/>
          </chart:series>
          <chart:series chart:style-name="ch10" chart:values-cell-range-address="summary.C2:summary.C4" chart:label-cell-address="summary.C1:summary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gate Framework</text:p>
                <draw:g>
                  <svg:desc>summary.B1:summary.B1</svg:desc>
                </draw:g>
              </table:table-cell>
              <table:table-cell office:value-type="string">
                <text:p>Map Reduce</text:p>
                <draw:g>
                  <svg:desc>summary.C1:summa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ummary.A2:summary.A4</svg:desc>
                </draw:g>
              </table:table-cell>
              <table:table-cell office:value-type="float" office:value="19.6608">
                <text:p>19.6608</text:p>
                <draw:g>
                  <svg:desc>summary.B2:summary.B4</svg:desc>
                </draw:g>
              </table:table-cell>
              <table:table-cell office:value-type="float" office:value="58.9824">
                <text:p>58.9824</text:p>
                <draw:g>
                  <svg:desc>summary.C2:summary.C4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19.6608">
                <text:p>19.6608</text:p>
              </table:table-cell>
              <table:table-cell office:value-type="float" office:value="74.27413">
                <text:p>74.27413</text:p>
              </table:table-cell>
            </table:table-row>
            <table:table-row>
              <table:table-cell office:value-type="string">
                <text:p>Most Shared-URLs</text:p>
              </table:table-cell>
              <table:table-cell office:value-type="float" office:value="19.6608">
                <text:p>19.6608</text:p>
              </table:table-cell>
              <table:table-cell office:value-type="float" office:value="32.768">
                <text:p>32.7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